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gr11"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style:style style:name="T2" style:family="text">
      <style:text-properties fo:color="#333333"/>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006cm">
          <text:p text:style-name="P1">Glidein Factory Ent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7.333cm" svg:y1="4.945cm" svg:x2="12.978cm" svg:y2="3.029cm">
          <text:p/>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3.152cm" svg:height="2.376cm" svg:x="11.495cm" svg:y="11.488cm">
          <text:p/>
          <draw:enhanced-geometry svg:viewBox="0 0 21600 21600" draw:mirror-horizontal="false" draw:mirror-vertical="false" draw:text-areas="3000 3320 17110 17330" draw:type="cloud-callout" draw:modifiers="-254.542689880636 22463.27303323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4701.91439019144 67825.2693437806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0.655cm" svg:height="1.827cm" svg:x="13.383cm" svg:y="11.882cm">
          <draw:text-box>
            <text:p text:style-name="P6"><text:span text:style-name="T1">Parameters set glidein parameter defaults like:</text:span></text:p>
            <text:p text:style-name="P6"><text:span text:style-name="T1">Collector=”UNDEFINED”,</text:span></text:p>
            <text:p text:style-name="P6"><text:span text:style-name="T1">MinDisk=16G, CheckFilesExist=”/tmp/CMS,$DATA/OSG”</text:span></text:p>
          </draw:text-box>
        </draw:frame>
        <draw:polygon draw:style-name="gr8" draw:text-style-name="P7" draw:layer="layout" svg:width="8.422cm" svg:height="14.978cm" svg:x="2.373cm" svg:y="6.383cm" svg:viewBox="0 0 8423 14979" draw:points="0,0 8423,0 8420,14235 7318,14254 6463,14320 5778,14421 5184,14543 3965,14797 3186,14904 2190,14979 1496,14916 962,14856 1,14719">
          <text:p text:style-name="P6">MyType=”glidefactory”</text:p>
          <text:p text:style-name="P6">Name=”entry@factory”</text:p>
          <text:p text:style-name="P6">FactoryName=”factory”</text:p>
          <text:p text:style-name="P6">GlideinName=”glidein”</text:p>
          <text:p text:style-name="P6">EntryName=”entry”</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text:span text:style-name="T2">SupportedSignTypes=”types”</text:span></text:p>
          <text:p text:style-name="P6"><text:span text:style-name="T3">PubKeyType=”algo”</text:span></text:p>
          <text:p text:style-name="P6"><text:span text:style-name="T3">PubKeyId=”keyID”</text:span></text:p>
          <text:p text:style-name="P6"><text:span text:style-name="T3">PubKeyValue=”pub key”</text:span></text:p>
        </draw:polygon>
        <draw:rect draw:style-name="gr9" draw:text-style-name="P2" draw:layer="layout" svg:width="8.418cm" svg:height="0.902cm" svg:x="2.374cm" svg:y="5.471cm">
          <text:p text:style-name="P1">Published classad</text:p>
        </draw:rect>
        <draw:custom-shape draw:style-name="gr6" draw:text-style-name="P4" draw:layer="layout" svg:width="10.539cm" svg:height="2.855cm" svg:x="11.637cm" svg:y="8.3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13.586337760911 25010.92436974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137cm" svg:y="14.0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3578.14041745731 17727.7310924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6.78cm" svg:height="1.994cm" svg:x="13.238cm" svg:y="19.272cm">
          <text:p text:style-name="P6"><text:span text:style-name="T1">Public key used by the frontend</text:span><text:span text:style-name="T1"><text:line-break/></text:span><text:span text:style-name="T1">to encrypt sensitive data</text:span></text:p>
          <draw:enhanced-geometry svg:viewBox="0 0 21600 21600" draw:text-areas="3000 3320 17110 17330" draw:type="cloud-callout" draw:modifiers="-6848.54741188615 3323.909774436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4" draw:layer="layout" svg:width="6.78cm" svg:height="1.994cm" svg:x="14.038cm" svg:y="17.072cm">
          <text:p text:style-name="P6"><text:span text:style-name="T1">List of signing algorithms</text:span></text:p>
          <text:p text:style-name="P6"><text:span text:style-name="T1">that the factory supports</text:span></text:p>
          <draw:enhanced-geometry svg:viewBox="0 0 21600 21600" draw:text-areas="3000 3320 17110 17330" draw:type="cloud-callout" draw:modifiers="-9476.47839551688 9408.721804511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2.35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9$Build-9358</meta:generator>
    <meta:creation-date>2006-10-03T09:12:04</meta:creation-date>
    <dc:date>2009-05-14T14:18:48</dc:date>
    <dc:language>en-US</dc:language>
    <meta:editing-cycles>12</meta:editing-cycles>
    <meta:editing-duration>PT07H15M50S</meta:editing-duration>
    <meta:document-statistic meta:object-count="13"/>
    <meta:user-defined meta:name="Info 1"/>
    <meta:user-defined meta:name="Info 2"/>
    <meta:user-defined meta:name="Info 3"/>
    <meta:user-defined meta:name="Info 4"/>
  </office:meta>
</office:document-meta>
</file>